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image/png" manifest:full-path="Object 1/Pictures/100002000000035400000149F385CC07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02cm solid #000000"/>
    </style:style>
    <style:style style:name="Tabella6.A2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6.P2" style:family="table-cell">
      <style:table-cell-properties style:vertical-align="middle" fo:padding="0.097cm" fo:border="0.002cm solid #000000"/>
    </style:style>
    <style:style style:name="Tabella6.K3" style:family="table-cell">
      <style:table-cell-properties fo:padding="0.097cm" fo:border-left="0.002cm solid #000000" fo:border-right="none" fo:border-top="none" fo:border-bottom="0.002cm solid #000000"/>
    </style:style>
    <style:style style:name="Tabella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.A6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6.P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2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1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end" style:justify-single-word="false"/>
    </style:style>
    <style:style style:name="P31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4"><text:placeholder text:placeholder-type="text">&lt;setLang(o.partner_address_id.partner_id.lang or "en_US")&gt;</text:placeholder></text:p>
            <text:p text:style-name="P25"><text:placeholder text:placeholder-type="text">&lt;if test="o.partner_address_id.partner_id.lang=='it_IT'"&gt;</text:placeholder>Riferimento:<text:placeholder text:placeholder-type="text">&lt;/if&gt;</text:placeholder><text:placeholder text:placeholder-type="text">&lt;if test="o.partner_address_id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8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9"><text:s/></text:p>
            <text:p text:style-name="P17"><text:placeholder text:placeholder-type="text">&lt;o.partner_address_id.partner_id.name&gt;</text:placeholder></text:p>
            <text:p text:style-name="P25"><text:placeholder text:placeholder-type="text">&lt;if test="o.partner_address_id.partner_id.lang=='it_IT'"&gt;</text:placeholder></text:p>
            <text:p text:style-name="P14">Indirizzo: <text:placeholder text:placeholder-type="text">&lt;o.partner_address_id.street or ""&gt;</text:placeholder></text:p>
            <text:p text:style-name="P14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9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5"><text:placeholder text:placeholder-type="text">&lt;/if&gt;</text:placeholder></text:p>
            <text:p text:style-name="P25"><text:placeholder text:placeholder-type="text">&lt;if test="o.partner_address_id.partner_id.lang!='it_IT'"&gt;</text:placeholder></text:p>
            <text:p text:style-name="P14">Street: <text:placeholder text:placeholder-type="text">&lt;o.partner_address_id.street or ""&gt;</text:placeholder></text:p>
            <text:p text:style-name="P14">Country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5"><text:span text:style-name="T9">e-mail: </text:span><text:span text:style-name="T9"><text:placeholder text:placeholder-type="text">&lt;o.partner_address_id.email or ""&gt;</text:placeholder></text:span><text:span text:style-name="T9"> <text:s text:c="3"/>Phone: </text:span><text:span text:style-name="T9"><text:placeholder text:placeholder-type="text">&lt;o.partner_address_id.phone or ""&gt;</text:placeholder></text:span><text:span text:style-name="T9"> <text:s text:c="4"/>Fax: </text:span><text:span text:style-name="T9"><text:placeholder text:placeholder-type="text">&lt;o.partner_address_id.fax or ""&gt;</text:placeholder></text:span><text:placeholder text:placeholder-type="text">&lt;/if&gt;</text:placeholder></text:p>
            <text:p text:style-name="P25"/>
          </table:table-cell>
        </table:table-row>
        <table:table-row table:style-name="Tabella1.2">
          <table:table-cell table:style-name="Tabella1.A1" table:number-columns-spanned="2" office:value-type="string">
            <text:p text:style-name="P14"/>
          </table:table-cell>
          <table:covered-table-cell/>
        </table:table-row>
      </table:table>
      <text:p text:style-name="P21"/>
      <text:p text:style-name="P24"><text:placeholder text:placeholder-type="text">&lt;setLang(o.partner_address_id.partner_id.lang or "en_US")&gt;</text:placeholder></text:p>
      <text:p text:style-name="P12"><text:span text:style-name="T6"><text:placeholder text:placeholder-type="text">&lt;if test="o.partner_address_id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address_id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1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7"><text:placeholder text:placeholder-type="text">&lt;if test="o.partner_address_id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1">IMMAGINI</text:p>
            </table:table-cell>
            <table:table-cell table:style-name="Tabella6.A2" table:number-rows-spanned="2" office:value-type="string">
              <text:p text:style-name="P11">CODICE EAN </text:p>
            </table:table-cell>
            <table:table-cell table:style-name="Tabella6.A2" table:number-rows-spanned="2" office:value-type="string">
              <text:p text:style-name="P11">NOSTRO ART.</text:p>
            </table:table-cell>
            <table:table-cell table:style-name="Tabella6.A2" table:number-rows-spanned="2" office:value-type="string">
              <text:p text:style-name="P11">NOSTRA DESCRIZIONE</text:p>
            </table:table-cell>
            <table:table-cell table:style-name="Tabella6.A2" table:number-rows-spanned="2" office:value-type="string">
              <text:p text:style-name="P11">VOSTRO ARTICOLO</text:p>
            </table:table-cell>
            <table:table-cell table:style-name="Tabella6.A2" table:number-rows-spanned="2" office:value-type="string">
              <text:p text:style-name="P11">VOSTRA DESCRIZIONE</text:p>
            </table:table-cell>
            <table:table-cell table:style-name="Tabella6.A2" table:number-rows-spanned="2" office:value-type="string">
              <text:p text:style-name="P11">COLORE</text:p>
            </table:table-cell>
            <table:table-cell table:style-name="Tabella6.A2" table:number-rows-spanned="2" office:value-type="string">
              <text:p text:style-name="P11">CUSCINO VETRO</text:p>
            </table:table-cell>
            <table:table-cell table:style-name="Tabella6.A2" table:number-rows-spanned="2" office:value-type="string">
              <text:p text:style-name="P11">DIMENS. cm.</text:p>
              <text:p text:style-name="P11"><text:s/>(LxWxH )</text:p>
            </table:table-cell>
            <table:table-cell table:style-name="Tabella6.A2" table:number-rows-spanned="2" office:value-type="string">
              <text:p text:style-name="P11">VOLUME CARTONE M3</text:p>
            </table:table-cell>
            <table:table-cell table:style-name="Tabella6.A2" table:number-columns-spanned="2" office:value-type="string">
              <text:p text:style-name="P11">CARTONE PRINCIPALE</text:p>
            </table:table-cell>
            <table:covered-table-cell/>
            <table:table-cell table:style-name="Tabella6.A2" table:number-rows-spanned="2" office:value-type="string">
              <text:p text:style-name="P11">FOB</text:p>
              <text:p text:style-name="P11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1">Q.TA' </text:p>
            </table:table-cell>
            <table:table-cell table:style-name="Tabella6.A2" table:number-rows-spanned="2" office:value-type="string">
              <text:p text:style-name="P11">VOLUME TOTALE M<text:span text:style-name="T17">3</text:span></text:p>
            </table:table-cell>
            <table:table-cell table:style-name="Tabella6.P2" table:number-rows-spanned="2" office:value-type="string">
              <text:p text:style-name="P11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3" office:value-type="string">
              <text:p text:style-name="P11">PEZZI</text:p>
            </table:table-cell>
            <table:table-cell table:style-name="Tabella6.K3" office:value-type="string">
              <text:p text:style-name="P11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4" table:number-columns-spanned="16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4" table:number-columns-spanned="16" office:value-type="string">
              <text:p text:style-name="P17"><text:placeholder text:placeholder-type="text">&lt;if test="o.partner_address_id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1">PICTURE</text:p>
            </table:table-cell>
            <table:table-cell table:style-name="Tabella6.A6" table:number-rows-spanned="2" office:value-type="string">
              <text:p text:style-name="P11">EAN CODE</text:p>
            </table:table-cell>
            <table:table-cell table:style-name="Tabella6.A6" table:number-rows-spanned="2" office:value-type="string">
              <text:p text:style-name="P11">OUR ITEM</text:p>
            </table:table-cell>
            <table:table-cell table:style-name="Tabella6.A6" table:number-rows-spanned="2" office:value-type="string">
              <text:p text:style-name="P11">OUR PRODUCT DESCRIPTION</text:p>
            </table:table-cell>
            <table:table-cell table:style-name="Tabella6.A6" table:number-rows-spanned="2" office:value-type="string">
              <text:p text:style-name="P11">YOUR ITEM</text:p>
            </table:table-cell>
            <table:table-cell table:style-name="Tabella6.A6" table:number-rows-spanned="2" office:value-type="string">
              <text:p text:style-name="P11">YOUR PRODUCT DESCRIPTION</text:p>
            </table:table-cell>
            <table:table-cell table:style-name="Tabella6.A6" table:number-rows-spanned="2" office:value-type="string">
              <text:p text:style-name="P11">COLOR</text:p>
            </table:table-cell>
            <table:table-cell table:style-name="Tabella6.A6" table:number-rows-spanned="2" office:value-type="string">
              <text:p text:style-name="P11">PILLOW-GLASS</text:p>
            </table:table-cell>
            <table:table-cell table:style-name="Tabella6.A6" table:number-rows-spanned="2" office:value-type="string">
              <text:p text:style-name="P11">ITEM SIZE cm.</text:p>
              <text:p text:style-name="P11">(L x W x H )</text:p>
            </table:table-cell>
            <table:table-cell table:style-name="Tabella6.A6" table:number-rows-spanned="2" office:value-type="string">
              <text:p text:style-name="P11">MASTER CARTON VOL. M3 </text:p>
            </table:table-cell>
            <table:table-cell table:style-name="Tabella6.A6" table:number-columns-spanned="2" office:value-type="string">
              <text:p text:style-name="P11">MASTER CARTON</text:p>
            </table:table-cell>
            <table:covered-table-cell/>
            <table:table-cell table:style-name="Tabella6.A6" table:number-rows-spanned="2" office:value-type="string">
              <text:p text:style-name="P11">FOB</text:p>
              <text:p text:style-name="P11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1">Q.TY </text:p>
            </table:table-cell>
            <table:table-cell table:style-name="Tabella6.A6" table:number-rows-spanned="2" office:value-type="string">
              <text:p text:style-name="P11">TOTAL VOLUME</text:p>
              <text:p text:style-name="P11">M3</text:p>
            </table:table-cell>
            <table:table-cell table:style-name="Tabella6.P6" table:number-rows-spanned="2" office:value-type="string">
              <text:p text:style-name="P11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3" office:value-type="string">
              <text:p text:style-name="P11">PCS</text:p>
            </table:table-cell>
            <table:table-cell table:style-name="Tabella6.K3" office:value-type="string">
              <text:p text:style-name="P11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4" table:number-columns-spanned="16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4" table:number-columns-spanned="16" office:value-type="string">
            <text:p text:style-name="P9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4" table:number-columns-spanned="16" office:value-type="string">
            <text:p text:style-name="P9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K3" office:value-type="string">
            <text:p text:style-name="P20"><draw:frame draw:style-name="fr1" draw:name="image:asimage(item.product_id.quotation_photo)" text:anchor-type="paragraph" svg:y="0cm" fo:min-width="2.217cm" style:rel-width="105%" svg:height="2.739cm" style:rel-height="scale-min" draw:z-index="0"><draw:text-box><text:p text:style-name="P30"/></draw:text-box></draw:frame></text:p>
          </table:table-cell>
          <table:table-cell table:style-name="Tabella6.K3" office:value-type="string">
            <text:p text:style-name="P26"><draw:frame draw:style-name="fr2" draw:name="image: barcode(item.product_id.ean13,'ean13')" text:anchor-type="paragraph" fo:min-width="2.921cm" style:rel-width="100%" svg:height="1.66cm" style:rel-height="scale-min" draw:z-index="1"><draw:text-box><text:p text:style-name="P30"/></draw:text-box></draw:frame></text:p>
          </table:table-cell>
          <table:table-cell table:style-name="Tabella6.K3" office:value-type="string">
            <text:p text:style-name="P22"><text:placeholder text:placeholder-type="text">&lt;item.product_id.code&gt;</text:placeholder></text:p>
          </table:table-cell>
          <table:table-cell table:style-name="Tabella6.K3" office:value-type="string">
            <text:p text:style-name="P22"><text:placeholder text:placeholder-type="text">&lt;item.product_id.description&gt;</text:placeholder></text:p>
          </table:table-cell>
          <table:table-cell table:style-name="Tabella6.K3" office:value-type="string">
            <text:p text:style-name="P22"><text:placeholder text:placeholder-type="text">&lt;item.product_id.seller_ids and item.product_id.seller_ids[0].product_code&gt;</text:placeholder></text:p>
          </table:table-cell>
          <table:table-cell table:style-name="Tabella6.K3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K3" office:value-type="string">
            <text:p text:style-name="P22"><text:placeholder text:placeholder-type="text">&lt;item.product_id.colour&gt;</text:placeholder></text:p>
          </table:table-cell>
          <table:table-cell table:style-name="Tabella6.K3" office:value-type="string">
            <text:p text:style-name="P22"><text:placeholder text:placeholder-type="text">&lt;item.product_id.fabric&gt;</text:placeholder></text:p>
          </table:table-cell>
          <table:table-cell table:style-name="Tabella6.K3" office:value-type="string">
            <text:p text:style-name="P6"><text:placeholder text:placeholder-type="text">&lt;item.product_id.length&gt;</text:placeholder></text:p>
            <text:p text:style-name="P8"><text:span text:style-name="T5">x </text:span><text:span text:style-name="T5"><text:placeholder text:placeholder-type="text">&lt;item.product_id.width&gt;</text:placeholder></text:span></text:p>
            <text:p text:style-name="P8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K3" office:value-type="string">
            <text:p text:style-name="P23"><text:placeholder text:placeholder-type="text">&lt;if test="len(item.product_id.packaging)==1"&gt;</text:placeholder></text:p>
            <text:p text:style-name="P23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3"><text:placeholder text:placeholder-type="text">&lt;/if&gt;</text:placeholder></text:p>
          </table:table-cell>
          <table:table-cell table:style-name="Tabella6.K3" office:value-type="string">
            <text:p text:style-name="P23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3" office:value-type="string">
            <text:p text:style-name="P6"><text:placeholder text:placeholder-type="text">&lt;if test="len(item.product_id.packaging)==1"&gt;</text:placeholder></text:p>
            <text:p text:style-name="P6"><text:placeholder text:placeholder-type="text">&lt;item.product_id.packaging[0].length&gt;</text:placeholder></text:p>
            <text:p text:style-name="P8"><text:span text:style-name="T5">x </text:span><text:span text:style-name="T5"><text:placeholder text:placeholder-type="text">&lt;item.product_id.packaging[0].width&gt;</text:placeholder></text:span></text:p>
            <text:p text:style-name="P8"><text:span text:style-name="T5">x </text:span><text:span text:style-name="T5"><text:placeholder text:placeholder-type="text">&lt;item.product_id.packaging[0].height&gt;</text:placeholder></text:span></text:p>
            <text:p text:style-name="P7"><text:placeholder text:placeholder-type="text">&lt;/if&gt;</text:placeholder></text:p>
          </table:table-cell>
          <table:table-cell table:style-name="Tabella6.K3" office:value-type="string">
            <text:p text:style-name="P23"><text:placeholder text:placeholder-type="text">&lt;get_price(item, o)&gt;</text:placeholder></text:p>
          </table:table-cell>
          <table:table-cell table:style-name="Tabella6.K3" office:value-type="string">
            <text:p text:style-name="P23"><text:placeholder text:placeholder-type="text">&lt;"%d"%(item.product_qty or 0)&gt;</text:placeholder></text:p>
          </table:table-cell>
          <table:table-cell table:style-name="Tabella6.K3" office:value-type="string">
            <text:p text:style-name="P23"><text:placeholder text:placeholder-type="text">&lt;get_volume_item(item.id)&gt;</text:placeholder></text:p>
          </table:table-cell>
          <table:table-cell table:style-name="Tabella6.A4" office:value-type="string">
            <text:p text:style-name="P23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4" table:number-columns-spanned="16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4" table:number-columns-spanned="16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K3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K3" office:value-type="string">
            <text:p text:style-name="P27"><text:placeholder text:placeholder-type="text">&lt;total_volume(o.id)&gt;</text:placeholder></text:p>
          </table:table-cell>
          <table:table-cell table:style-name="Tabella6.A4" office:value-type="string">
            <text:p text:style-name="P27"><text:placeholder text:placeholder-type="text">&lt;get_total(o.order_line, o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table:number-columns-spanned="2" office:value-type="string">
            <text:p text:style-name="P17"><text:placeholder text:placeholder-type="text">&lt;if test="o.partner_address_id.partner_id.lang!='it_IT'"&gt;</text:placeholder></text:p>
            <text:p text:style-name="P15">SHIPMENT DATE: <text:span text:style-name="T3"><text:placeholder text:placeholder-type="text">&lt;"%s-%s-%s"%(o.minimum_planned_date[-2:],o.minimum_planned_date[5:7],o.minimum_planned_date[:4])  if o.minimum_planned_date else ""&gt;</text:placeholder></text:span><text:line-break/>SHIPPING MARKS: WILL FOLLOW VIA E-MAIL</text:p>
            <text:p text:style-name="P15">PAYMENT: L/C AT SIGHT</text:p>
            <text:p text:style-name="P15">TRANSHIPMENT: ALLOWED</text:p>
            <text:p text:style-name="P15">PARTIAL SHIPMENT: NOT ALLOWED</text:p>
            <text:p text:style-name="P15"><text:span text:style-name="T7"><text:placeholder text:placeholder-type="text">&lt;/if&gt;</text:placeholder></text:span><text:span text:style-name="T8"> </text:span></text:p>
            <text:p text:style-name="P15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7"><text:placeholder text:placeholder-type="text">&lt;if test="o.partner_address_id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13">VENDITORE PER ACCETTAZIONE</text:p>
            <text:p text:style-name="P13"/>
            <text:p text:style-name="P13">_______________________________________</text:p>
            <text:p text:style-name="P18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7"><text:placeholder text:placeholder-type="text">&lt;if test="o.partner_address_id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13">SUPPLIER FOR ACCEPTANCE</text:p>
            <text:p text:style-name="P13"/>
            <text:p text:style-name="P13">_______________________________________</text:p>
            <text:p text:style-name="P18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</table:table>
      <text:p text:style-name="P34"><text:placeholder text:placeholder-type="text">&lt;if test="o.partner_address_id.partner_id.lang!='it_IT'"&gt;</text:placeholder></text:p>
      <text:p text:style-name="P33"/>
      <text:p text:style-name="P10">We have been informed by our authorities that often the <text:span text:style-name="T11">silica gel from China contains </text:span><text:a xlink:type="simple" xlink:href="http://en.wikipedia.org/wiki/Dimethylformamide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2">It is really important because we could have penal problems with Italian authorities.</text:p>
      <text:p text:style-name="P32">Please send us your<text:span text:style-name="T14"> </text:span><text:span text:style-name="T13">written confirmation</text:span>, then we can declare to our authorities that there are no silica gel bags in your boxes.</text:p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2-11-12T18:09:51</dc:date>
    <meta:editing-duration>P7DT27M</meta:editing-duration>
    <meta:editing-cycles>690</meta:editing-cycles>
    <meta:generator>LibreOffice/3.3$Unix LibreOffice_project/330m19$Build-401</meta:generator>
    <dc:creator>Nicola Riolini</dc:creator>
    <meta:document-statistic meta:table-count="3" meta:image-count="0" meta:object-count="1" meta:page-count="3" meta:paragraph-count="111" meta:word-count="379" meta:character-count="42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45cm" svg:height="2.717cm" svg:x="1.276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fo:padding="0.071cm" style:rotation-align="none"/>
      <style:text-properties style:font-name="Times New Roman" fo:font-size="12pt" style:font-name-asian="WenQuanYi Micro Hei" style:font-size-asian="12pt" style:font-name-complex="Lohit Hind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2/11/2012</text:date>, <text:time>18.09.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